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9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5cm" svg:height="2.939cm" svg:x="6.5cm" svg:y="6.561cm">
          <draw:text-box>
            <text:p>N=(2, 4, 2)</text:p>
            <text:p/>
            <text:p><text:span text:style-name="T1"/></text:p>
            <text:p>S=(8, 2, 1)</text:p>
          </draw:text-box>
        </draw:frame>
        <draw:frame draw:style-name="gr2" draw:text-style-name="P3" draw:layer="layout" svg:width="0.714cm" svg:height="0.725cm" svg:x="9.205cm" svg:y="7.638cm">
          <draw:text-box>
            <text:p text:style-name="P2"><text:span text:style-name="T2">x</text:span></text:p>
          </draw:text-box>
        </draw:frame>
        <draw:line draw:style-name="gr3" draw:text-style-name="P4" draw:layer="layout" svg:x1="8.54cm" svg:y1="7.341cm" svg:x2="7.924cm" svg:y2="8.682cm">
          <text:p/>
        </draw:line>
        <draw:line draw:style-name="gr4" draw:text-style-name="P4" draw:layer="layout" svg:x1="8.632cm" svg:y1="8.602cm" svg:x2="8.632cm" svg:y2="7.352cm">
          <text:p/>
        </draw:line>
        <draw:line draw:style-name="gr4" draw:text-style-name="P4" draw:layer="layout" svg:x1="9.417cm" svg:y1="8.603cm" svg:x2="9.417cm" svg:y2="7.353cm">
          <text:p/>
        </draw:line>
        <draw:line draw:style-name="gr3" draw:text-style-name="P4" draw:layer="layout" svg:x1="9.337cm" svg:y1="7.341cm" svg:x2="8.721cm" svg:y2="8.682cm">
          <text:p/>
        </draw:line>
        <draw:frame draw:style-name="gr2" draw:text-style-name="P3" draw:layer="layout" svg:width="0.714cm" svg:height="0.725cm" svg:x="8.439cm" svg:y="7.639cm">
          <draw:text-box>
            <text:p text:style-name="P2"><text:span text:style-name="T2">x</text:span></text:p>
          </draw:text-box>
        </draw:frame>
        <draw:frame draw:style-name="gr1" draw:text-style-name="P1" draw:layer="layout" svg:width="3.7cm" svg:height="2.939cm" svg:x="11cm" svg:y="6.562cm">
          <draw:text-box>
            <text:p>N=(2, 4, 2)</text:p>
            <text:p/>
            <text:p><text:span text:style-name="T1"/></text:p>
            <text:p>S=(1, 2, 8)</text:p>
          </draw:text-box>
        </draw:frame>
        <draw:frame draw:style-name="gr2" draw:text-style-name="P3" draw:layer="layout" svg:width="0.714cm" svg:height="0.725cm" svg:x="11.839cm" svg:y="7.639cm">
          <draw:text-box>
            <text:p text:style-name="P2"><text:span text:style-name="T2">x</text:span></text:p>
          </draw:text-box>
        </draw:frame>
        <draw:line draw:style-name="gr3" draw:text-style-name="P4" draw:layer="layout" svg:x1="12.458cm" svg:y1="7.342cm" svg:x2="13.074cm" svg:y2="8.683cm">
          <text:p/>
        </draw:line>
        <draw:line draw:style-name="gr4" draw:text-style-name="P4" draw:layer="layout" svg:x1="13.149cm" svg:y1="8.603cm" svg:x2="13.149cm" svg:y2="7.353cm">
          <text:p/>
        </draw:line>
        <draw:line draw:style-name="gr4" draw:text-style-name="P4" draw:layer="layout" svg:x1="12.368cm" svg:y1="8.604cm" svg:x2="12.368cm" svg:y2="7.354cm">
          <text:p/>
        </draw:line>
        <draw:line draw:style-name="gr3" draw:text-style-name="P4" draw:layer="layout" svg:x1="13.221cm" svg:y1="7.342cm" svg:x2="13.837cm" svg:y2="8.683cm">
          <text:p/>
        </draw:line>
        <draw:frame draw:style-name="gr2" draw:text-style-name="P3" draw:layer="layout" svg:width="0.714cm" svg:height="0.725cm" svg:x="12.633cm" svg:y="7.657cm">
          <draw:text-box>
            <text:p text:style-name="P2"><text:span text:style-name="T2">x</text:span></text:p>
          </draw:text-box>
        </draw:frame>
        <draw:frame draw:style-name="gr5" draw:text-style-name="P6" draw:layer="layout" svg:width="3.8cm" svg:height="0.962cm" svg:x="6.5cm" svg:y="5.25cm">
          <draw:text-box>
            <text:p text:style-name="P5"><text:span text:style-name="T3">Row-major</text:span></text:p>
          </draw:text-box>
        </draw:frame>
        <draw:frame draw:style-name="gr6" draw:text-style-name="P6" draw:layer="layout" svg:width="4.2cm" svg:height="1.505cm" svg:x="11cm" svg:y="5.25cm">
          <draw:text-box>
            <text:p text:style-name="P5"><text:span text:style-name="T3">Column-major</text:span></text:p>
          </draw:text-box>
        </draw:frame>
        <draw:frame draw:style-name="gr2" draw:text-style-name="P1" draw:layer="layout" svg:width="5.396cm" svg:height="0.962cm" svg:x="0.804cm" svg:y="6.538cm">
          <draw:text-box>
            <text:p>Array dimensions</text:p>
          </draw:text-box>
        </draw:frame>
        <draw:frame draw:style-name="gr2" draw:text-style-name="P1" draw:layer="layout" svg:width="4.062cm" svg:height="0.962cm" svg:x="0.804cm" svg:y="8.538cm">
          <draw:text-box>
            <text:p>Stride vecto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3" draw:marker-end-width="0.1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10:49:51.333063289</meta:creation-date>
    <dc:date>2023-12-19T11:12:54.631580640</dc:date>
    <meta:editing-duration>PT9M52S</meta:editing-duration>
    <meta:editing-cycles>4</meta:editing-cycles>
    <meta:generator>LibreOffice/7.3.7.2$Linux_X86_64 LibreOffice_project/30$Build-2</meta:generator>
    <meta:document-statistic meta:object-count="18"/>
  </office:meta>
</office:document-meta>
</file>